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text:tab/>======================================================</text:span></text:p>
      <text:p text:style-name="P1"><text:span text:style-name="T1"><text:tab/><text:tab/> <text:s text:c="3"/>Number of approaches to develop thread based Applications</text:span></text:p>
      <text:p text:style-name="P1"><text:span text:style-name="T1"><text:tab/><text:tab/>======================================================</text:span></text:p>
      <text:p text:style-name="P1"><text:span text:style-name="T1">=&gt;In Python Programming, we have 2 approaches to develop thread based applications. They are</text:span></text:p>
      <text:p text:style-name="P1"><text:span text:style-name="T1"><text:tab/><text:tab/>1) By Using Functional Approach</text:span></text:p>
      <text:p text:style-name="P1"><text:span text:style-name="T1"><text:tab/><text:tab/>2) By using Object Oriended Approach</text:span></text:p>
      <text:p text:style-name="P1"><text:span text:style-name="T1">---------------------------------------------------------------------------------------------------------------------</text:span></text:p>
      <text:p text:style-name="P1"><text:span text:style-name="T1">1) By Using Functional Approach</text:span></text:p>
      <text:p text:style-name="P1"><text:span text:style-name="T1">---------------------------------------------------------------------------------------------------------------------</text:span></text:p>
      <text:p text:style-name="P1"><text:span text:style-name="T1">Steps:</text:span></text:p>
      <text:p text:style-name="P1"><text:span text:style-name="T1">-----------</text:span></text:p>
      <text:p text:style-name="P1"><text:span text:style-name="T1">1. import threading module</text:span></text:p>
      <text:p text:style-name="P1"><text:span text:style-name="T1">2. Define a Function, which is containing logic for Performing Operation by the sub thread. </text:span></text:p>
      <text:p text:style-name="P1"><text:span text:style-name="T1">3. Create a sub therad by using Thread class of threading module</text:span></text:p>
      <text:p text:style-name="P1"><text:span text:style-name="T1">4. Dispatch the sub thread for executing target function</text:span></text:p>
      <text:p text:style-name="P1"><text:span text:style-name="T1">Example: Refer <text:s/>NumberGenEx1.py</text:span></text:p>
      <text:p text:style-name="P1"><text:span text:style-name="T1">---------------------------------------------------------------------------------------------------------------------</text:span></text:p>
      <text:p text:style-name="P1"><text:span text:style-name="T1">2) By using Object Oriended Approach</text:span></text:p>
      <text:p text:style-name="P1"><text:span text:style-name="T1">---------------------------------------------------------------------------------------------------------------------</text:span></text:p>
      <text:p text:style-name="P1"><text:span text:style-name="T1">Steps:</text:span></text:p>
      <text:p text:style-name="P1"><text:span text:style-name="T1">-----------</text:span></text:p>
      <text:p text:style-name="P1"><text:span text:style-name="T1">1. import threading module</text:span></text:p>
      <text:p text:style-name="P1"><text:span text:style-name="T1">2. Define a Programmer-Defined Class</text:span></text:p>
      <text:p text:style-name="P1"><text:span text:style-name="T1">3. Define <text:s/>Instance Method in a Class</text:span></text:p>
      <text:p text:style-name="P1"><text:span text:style-name="T1">4. Create a an object Programmer-Defined Class</text:span></text:p>
      <text:p text:style-name="P1"><text:soft-page-break/><text:span text:style-name="T1">5. Create <text:s/>a sub therad by using Thread class of threading module</text:span></text:p>
      <text:p text:style-name="P1"><text:span text:style-name="T1">6. <text:s/>Dispatch the sub thread for executing target function</text:span></text:p>
      <text:p text:style-name="P1"><text:span text:style-name="T1">Example: Refer <text:s/>NumberGenEx3.py</text:span></text:p>
      <text:p text:style-name="P1"><text:span text:style-name="T1">---------------------------------------------------------------------------------------------------------------------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145" meta:character-count="1591" meta:non-whitespace-character-count="1455"/>
    <meta:generator>LibreOfficeDev/6.0.5.2$Linux_X86_64 LibreOffice_project/</meta:generator>
  </office:meta>
</office:document-meta>
</file>